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38">
            <text:p>SRR-3838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765.0">
            <text:p>57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552">
            <text:p>St-1552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11">
            <text:p>St-1811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5455.0">
            <text:p>5455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7">
            <text:p>-8.47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09">
            <text:p>St-1809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970.0">
            <text:p>697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39">
            <text:p>SRR-3839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315.0">
            <text:p>53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72">
            <text:p>1.7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925">
            <text:p>St-1925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6670.0">
            <text:p>66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40">
            <text:p>SRR-3840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5700.0">
            <text:p>570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94">
            <text:p>2.9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RR-3841">
            <text:p>SRR-3841</text:p>
          </table:table-cell>
          <table:table-cell office:value-type="float" office:value="60.44">
            <text:p>60.44</text:p>
          </table:table-cell>
          <table:table-cell office:value-type="float" office:value="-1.28">
            <text:p>-1.28</text:p>
          </table:table-cell>
          <table:table-cell office:value-type="float" office:value="3815.0">
            <text:p>38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06">
            <text:p>3.0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irnieEtal1993,ShennanEtal2018">
            <text:p>BirnieEtal1993,ShennanEtal2018</text:p>
          </table:table-cell>
        </table:table-row>
        <table:table-row>
          <table:table-cell office:value-type="string" office:value="Shetlands">
            <text:p>Shetlands</text:p>
          </table:table-cell>
          <table:table-cell office:value-type="string" office:value="radiocarbon">
            <text:p>radiocarbon</text:p>
          </table:table-cell>
          <table:table-cell office:value-type="string" office:value="St-1812">
            <text:p>St-1812</text:p>
          </table:table-cell>
          <table:table-cell office:value-type="float" office:value="60.34">
            <text:p>60.34</text:p>
          </table:table-cell>
          <table:table-cell office:value-type="float" office:value="-1.03">
            <text:p>-1.03</text:p>
          </table:table-cell>
          <table:table-cell office:value-type="float" office:value="5945.0">
            <text:p>5945.0</text:p>
          </table:table-cell>
          <table:table-cell office:value-type="float" office:value="230.0">
            <text:p>2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9">
            <text:p>-8.9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HoppeEtal1965,Engstrand1967,ShennanEtal2018">
            <text:p>HoppeEtal1965,Engstrand196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